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color="#3399ff" fo:font-size="20pt" style:font-size-asian="20pt" style:font-size-complex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6699" fo:font-size="36pt" style:font-size-asian="36pt" style:font-size-complex="36pt"/>
    </style:style>
    <style:style style:name="T4" style:family="text">
      <style:text-properties fo:color="#33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3">What Are Quad Trees?</text:span></text:p>
      <text:p text:style-name="Standard"/>
      <text:p text:style-name="P4">-Tree Data structure used to represent/partition space</text:p>
      <text:p text:style-name="P4"/>
      <text:p text:style-name="P4">-root will represent the entire space</text:p>
      <text:p text:style-name="P4"/>
      <text:p text:style-name="P3"><text:span text:style-name="T4">-In general – each node will have a maximum of 4 children </text:span></text:p>
      <text:p text:style-name="P3"><text:span text:style-name="T4"/></text:p>
      <text:p text:style-name="P3"><text:span text:style-name="T4">-General process – split sub-areas into 4 recursively</text:span></text:p>
      <text:p text:style-name="P3"><text:span text:style-name="T4"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tab/><text:tab/></text:p>
      <text:p text:style-name="Standard"><text:span text:style-name="T3"/></text:p>
      <text:p text:style-name="Standard"><text:span text:style-name="T3"><text:tab/><text:tab/><text:tab/>Region Quad Tree</text:span></text:p>
      <text:p text:style-name="Standard"><text:span text:style-name="T3"/></text:p>
      <text:p text:style-name="P4">-In region quad tree every node is has either 4 children or no children (a leaf)</text:p>
      <text:p text:style-name="P4"/>
      <text:p text:style-name="P4">-Region quad tree is a type of trie – structure is independent of the values – allows us to label nodes very easily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2">Region Quad Application:</text:span></text:p>
      <text:p text:style-name="Standard"><text:span text:style-name="T2"/></text:p>
      <text:p text:style-name="P4">-Can be used to represent an image where the length and width must be powers of two</text:p>
      <text:p text:style-name="P4">-root is entire image</text:p>
      <text:p text:style-name="P4">-you keep splitting until you reach leaf nodes that only contains 0's or 1'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tab/><text:tab/><text:tab/><text:tab/>Point Quad Tree</text:p>
      <text:p text:style-name="Standard"/>
      <text:p text:style-name="P4">-very similar to a binary tree</text:p>
      <text:p text:style-name="P4"/>
      <text:p text:style-name="P4">- instead of “left” and “right”, “NW”, “NE”, “SW”, “SE”</text:p>
      <text:p text:style-name="P4"/>
      <text:p text:style-name="P4">- node holds a point structure</text:p>
      <text:p text:style-name="P4"/>
      <text:p text:style-name="P4">-point – key = coordinates</text:p>
      <text:p text:style-name="P4"/>
      <text:p text:style-name="P4">-value - whate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>When to stop – in general, you know the smallest unit that exists – a pixel</text:p>
      <text:p text:style-name="Standard"/>
      <text:p text:style-name="Standard"/>
      <text:p text:style-name="Standard"><text:tab/><text:tab/>Inserting into a Quad Tree</text:p>
      <text:p text:style-name="Standard">-Start at root, and traverse through all the quadrants the point is in. When you reach a leaf node, add <text:s/>point to list of points</text:p>
      <text:p text:style-name="Standard">-If you exceed some number of points, split the leaf into quadrants and redistribute the points</text:p>
      <text:p text:style-name="Standard"/>
      <text:p text:style-name="Standard"><text:tab/><text:tab/><text:tab/><text:tab/><text:tab/>Why we represent space as trees?</text:p>
      <text:p text:style-name="Standard"><text:soft-page-break/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00:57:16.94</dc:date>
    <dc:creator>Alan Solitar</dc:creator>
    <meta:editing-duration>PT2H51M41S</meta:editing-duration>
    <meta:editing-cycles>51</meta:editing-cycles>
    <meta:generator>OpenOffice/4.1.1$Win32 OpenOffice.org_project/411m6$Build-9775</meta:generator>
    <meta:document-statistic meta:table-count="0" meta:image-count="0" meta:object-count="0" meta:page-count="6" meta:paragraph-count="40" meta:word-count="319" meta:character-count="1768"/>
  </office:meta>
</office:document-meta>
</file>